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base) johanna@johanna-HP-Compaq-6000-Pro-MT-PC:~$ sudo mysql -u root</text:p>
      <text:p text:style-name="Standard">[sudo] password for johanna: </text:p>
      <text:p text:style-name="Standard">Welcome to the MySQL monitor. <text:s/>Commands end with ; or \g.</text:p>
      <text:p text:style-name="Standard">Your MySQL connection id is 10</text:p>
      <text:p text:style-name="Standard">Server version: 5.7.26-0ubuntu0.18.04.1 (Ubuntu)</text:p>
      <text:p text:style-name="Standard"/>
      <text:p text:style-name="Standard">Copyright (c) 2000, 2019, Oracle and/or its affiliates. All rights reserved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ELECT User,Host FROM mysql.user;</text:p>
      <text:p text:style-name="Standard">+------------------+-----------+</text:p>
      <text:p text:style-name="Standard">| User <text:s text:c="12"/>| Host <text:s text:c="5"/>|</text:p>
      <text:p text:style-name="Standard">+------------------+-----------+</text:p>
      <text:p text:style-name="Standard">| debian-sys-maint | localhost |</text:p>
      <text:p text:style-name="Standard">| mysql.session <text:s text:c="3"/>| localhost |</text:p>
      <text:p text:style-name="Standard">| mysql.sys <text:s text:c="7"/>| localhost |</text:p>
      <text:p text:style-name="Standard">| root <text:s text:c="12"/>| localhost |</text:p>
      <text:p text:style-name="Standard">+------------------+-----------+</text:p>
      <text:p text:style-name="Standard">4 rows in set (0.00 sec)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Umuzi <text:s text:c="13"/>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5 rows in set (0.00 sec)</text:p>
      <text:p text:style-name="Standard"/>
      <text:p text:style-name="Standard">mysql&gt; USE Umuzi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HOW TABLES;</text:p>
      <text:p text:style-name="Standard">+-----------------+</text:p>
      <text:p text:style-name="Standard">| Tables_in_Umuzi |</text:p>
      <text:p text:style-name="Standard">+-----------------+</text:p>
      <text:p text:style-name="Standard">| Customers <text:s text:c="6"/>|</text:p>
      <text:p text:style-name="Standard">| Employees <text:s text:c="6"/>|</text:p>
      <text:p text:style-name="Standard">| Orders <text:s text:c="9"/>|</text:p>
      <text:p text:style-name="Standard">| Payments <text:s text:c="7"/>|</text:p>
      <text:p text:style-name="Standard">| Products <text:s text:c="7"/>|</text:p>
      <text:p text:style-name="Standard">+-----------------+</text:p>
      <text:p text:style-name="Standard"><text:soft-page-break/>5 rows in set (0.00 sec)</text:p>
      <text:p text:style-name="Standard"/>
      <text:p text:style-name="Standard">mysql&gt; SELECT * FROM Customers;</text:p>
      <text:p text:style-name="Standard">+------------+-----------+----------+--------+-----------------------+-----------+------------------------+--------------+--------------+</text:p>
      <text:p text:style-name="Standard">| CustomerID | FirstName | LastName | Gender | Address <text:s text:c="14"/>| Phone <text:s text:c="4"/>| Email <text:s text:c="17"/>| City <text:s text:c="8"/>| Country <text:s text:c="5"/>|</text:p>
      <text:p text:style-name="Standard">+------------+-----------+----------+--------+-----------------------+-----------+------------------------+--------------+--------------+</text:p>
      <text:p text:style-name="Standard">| <text:s text:c="9"/>1 | John <text:s text:c="5"/>| Hibert <text:s text:c="2"/>| Male <text:s text:c="2"/>| 284 chaucer st <text:s text:c="7"/>| <text:s/>84789657 | john@gmail.com <text:s text:c="8"/>| Johannesburg | South Africa |</text:p>
      <text:p text:style-name="Standard">| <text:s text:c="9"/>3 | Leon <text:s text:c="5"/>| Glen <text:s text:c="4"/>| Male <text:s text:c="2"/>| 81 Everton Rd,Gillits | 820832830 | Leon@gmail.com <text:s text:c="8"/>| Durban <text:s text:c="6"/>| South Africa |</text:p>
      <text:p text:style-name="Standard">| <text:s text:c="9"/>4 | Charl <text:s text:c="4"/>| Muller <text:s text:c="2"/>| Male <text:s text:c="2"/>| 290A Dorset Ecke <text:s text:c="5"/>| 856872553 | Charl.muller@yahoo.com | Berlin <text:s text:c="6"/>| Germany <text:s text:c="5"/>|</text:p>
      <text:p text:style-name="Standard">| <text:s text:c="9"/>5 | Julia <text:s text:c="4"/>| Stein <text:s text:c="3"/>| Female | 2 Wernerring <text:s text:c="9"/>| 672445058 | Js234@yahoo.com <text:s text:c="7"/>| Frankfurt <text:s text:c="3"/>| Germany <text:s text:c="5"/>|</text:p>
      <text:p text:style-name="Standard">+------------+-----------+----------+--------+-----------------------+-----------+------------------------+--------------+--------------+</text:p>
      <text:p text:style-name="Standard">4 rows in set (0.00 sec)</text:p>
      <text:p text:style-name="Standard"/>
      <text:p text:style-name="Standard">mysql&gt; SELECT FirstName FROM Customers;</text:p>
      <text:p text:style-name="Standard">+-----------+</text:p>
      <text:p text:style-name="Standard">| FirstName |</text:p>
      <text:p text:style-name="Standard">+-----------+</text:p>
      <text:p text:style-name="Standard">| John <text:s text:c="5"/>|</text:p>
      <text:p text:style-name="Standard">| Leon <text:s text:c="5"/>|</text:p>
      <text:p text:style-name="Standard">| Charl <text:s text:c="4"/>|</text:p>
      <text:p text:style-name="Standard">| Julia <text:s text:c="4"/>|</text:p>
      <text:p text:style-name="Standard">+-----------+</text:p>
      <text:p text:style-name="Standard">4 rows in set (0.00 sec)</text:p>
      <text:p text:style-name="Standard"/>
      <text:p text:style-name="Standard">mysql&gt; SELECT firstName FROM Customers WHERE customerID = 1;</text:p>
      <text:p text:style-name="Standard">+-----------+</text:p>
      <text:p text:style-name="Standard">| firstName |</text:p>
      <text:p text:style-name="Standard">+-----------+</text:p>
      <text:p text:style-name="Standard">| John <text:s text:c="5"/>|</text:p>
      <text:p text:style-name="Standard">+-----------+</text:p>
      <text:p text:style-name="Standard">1 row in set (0.01 sec)</text:p>
      <text:p text:style-name="Standard"/>
      <text:p text:style-name="Standard">mysql&gt; UPDATE Customers SET firstName = 'Lerato', lastName = 'Mabitso' WHERE customerID = 1;</text:p>
      <text:p text:style-name="Standard">Query OK, 1 row affected (0.03 sec)</text:p>
      <text:p text:style-name="Standard">Rows matched: 1 <text:s/>Changed: 1 <text:s/>Warnings: 0</text:p>
      <text:p text:style-name="Standard"/>
      <text:p text:style-name="Standard">mysql&gt; SELECT * FROM Customers WHERE customerID = 1;</text:p>
      <text:p text:style-name="Standard">+------------+-----------+----------+--------+----------------+----------+----------------+--------------+--------------+</text:p>
      <text:p text:style-name="Standard">| CustomerID | FirstName | LastName | Gender | Address <text:s text:c="7"/>| Phone <text:s text:c="3"/>| Email <text:s text:c="9"/>| City <text:s text:c="8"/>| Country <text:s text:c="5"/>|</text:p>
      <text:p text:style-name="Standard">+------------+-----------+----------+--------+----------------+----------+----------------+--------------+--------------+</text:p>
      <text:p text:style-name="Standard"><text:soft-page-break/>| <text:s text:c="9"/>1 | Lerato <text:s text:c="3"/>| Mabitso <text:s/>| Male <text:s text:c="2"/>| 284 chaucer st | 84789657 | john@gmail.com | Johannesburg | South Africa |</text:p>
      <text:p text:style-name="Standard">+------------+-----------+----------+--------+----------------+----------+----------------+--------------+--------------+</text:p>
      <text:p text:style-name="Standard">1 row in set (0.00 sec)</text:p>
      <text:p text:style-name="Standard"/>
      <text:p text:style-name="Standard">mysql&gt; DELETE FROM Customers WHERE CustomerID = 2;</text:p>
      <text:p text:style-name="Standard">Query OK, 0 rows affected (0.01 sec)</text:p>
      <text:p text:style-name="Standard"/>
      <text:p text:style-name="Standard">mysql&gt; SELECT * FROM Customers;</text:p>
      <text:p text:style-name="Standard">+------------+-----------+----------+--------+-----------------------+-----------+------------------------+--------------+--------------+</text:p>
      <text:p text:style-name="Standard">| CustomerID | FirstName | LastName | Gender | Address <text:s text:c="14"/>| Phone <text:s text:c="4"/>| Email <text:s text:c="17"/>| City <text:s text:c="8"/>| Country <text:s text:c="5"/>|</text:p>
      <text:p text:style-name="Standard">+------------+-----------+----------+--------+-----------------------+-----------+------------------------+--------------+--------------+</text:p>
      <text:p text:style-name="Standard">| <text:s text:c="9"/>1 | Lerato <text:s text:c="3"/>| Mabitso <text:s/>| Male <text:s text:c="2"/>| 284 chaucer st <text:s text:c="7"/>| <text:s/>84789657 | john@gmail.com <text:s text:c="8"/>| Johannesburg | South Africa |</text:p>
      <text:p text:style-name="Standard">| <text:s text:c="9"/>3 | Leon <text:s text:c="5"/>| Glen <text:s text:c="4"/>| Male <text:s text:c="2"/>| 81 Everton Rd,Gillits | 820832830 | Leon@gmail.com <text:s text:c="8"/>| Durban <text:s text:c="6"/>| South Africa |</text:p>
      <text:p text:style-name="Standard">| <text:s text:c="9"/>4 | Charl <text:s text:c="4"/>| Muller <text:s text:c="2"/>| Male <text:s text:c="2"/>| 290A Dorset Ecke <text:s text:c="5"/>| 856872553 | Charl.muller@yahoo.com | Berlin <text:s text:c="6"/>| Germany <text:s text:c="5"/>|</text:p>
      <text:p text:style-name="Standard">| <text:s text:c="9"/>5 | Julia <text:s text:c="4"/>| Stein <text:s text:c="3"/>| Female | 2 Wernerring <text:s text:c="9"/>| 672445058 | Js234@yahoo.com <text:s text:c="7"/>| Frankfurt <text:s text:c="3"/>| Germany <text:s text:c="5"/>|</text:p>
      <text:p text:style-name="Standard">+------------+-----------+----------+--------+-----------------------+-----------+------------------------+--------------+--------------+</text:p>
      <text:p text:style-name="Standard">4 rows in set (0.00 sec)</text:p>
      <text:p text:style-name="Standard"/>
      <text:p text:style-name="Standard">mysql&gt; SELECT DISTINCT * FROM Products;</text:p>
      <text:p text:style-name="Standard">+-----------+-------------------------+-----------------------------------------------------------------------------+----------+</text:p>
      <text:p text:style-name="Standard">| ProductId | ProductName <text:s text:c="12"/>| Description <text:s text:c="64"/>| BuyPrice |</text:p>
      <text:p text:style-name="Standard">+-----------+-------------------------+-----------------------------------------------------------------------------+----------+</text:p>
      <text:p text:style-name="Standard">| <text:s text:c="8"/>1 | Harley Davidson Chopper | This replica features working kickstand, front suspension, gear-shift lever | <text:s text:c="5"/>151 |</text:p>
      <text:p text:style-name="Standard">| <text:s text:c="8"/>2 | Classic Car <text:s text:c="12"/>| Turnable front wheels, steering function <text:s text:c="35"/>| <text:s text:c="5"/>551 |</text:p>
      <text:p text:style-name="Standard">| <text:s text:c="8"/>3 | Sports car <text:s text:c="13"/>| Turnable front wheels, steering function <text:s text:c="35"/>| <text:s text:c="5"/>701 |</text:p>
      <text:p text:style-name="Standard">+-----------+-------------------------+-----------------------------------------------------------------------------+----------+</text:p>
      <text:p text:style-name="Standard">3 rows in set (0.02 sec)</text:p>
      <text:p text:style-name="Standard"/>
      <text:p text:style-name="Standard">mysql&gt; SELECT MAX(amount) FROM Payments;</text:p>
      <text:p text:style-name="Standard">+-------------+</text:p>
      <text:p text:style-name="Standard">| MAX(amount) |</text:p>
      <text:p text:style-name="Standard">+-------------+</text:p>
      <text:p text:style-name="Standard">| <text:s text:c="8"/>251 |</text:p>
      <text:p text:style-name="Standard">+-------------+</text:p>
      <text:p text:style-name="Standard">1 row in set (0.02 sec)</text:p>
      <text:p text:style-name="Standard"/>
      <text:p text:style-name="Standard"><text:soft-page-break/>mysql&gt; SELECT * FROM Customers ORDER BY country ASC;</text:p>
      <text:p text:style-name="Standard">+------------+-----------+----------+--------+-----------------------+-----------+------------------------+--------------+--------------+</text:p>
      <text:p text:style-name="Standard">| CustomerID | FirstName | LastName | Gender | Address <text:s text:c="14"/>| Phone <text:s text:c="4"/>| Email <text:s text:c="17"/>| City <text:s text:c="8"/>| Country <text:s text:c="5"/>|</text:p>
      <text:p text:style-name="Standard">+------------+-----------+----------+--------+-----------------------+-----------+------------------------+--------------+--------------+</text:p>
      <text:p text:style-name="Standard">| <text:s text:c="9"/>4 | Charl <text:s text:c="4"/>| Muller <text:s text:c="2"/>| Male <text:s text:c="2"/>| 290A Dorset Ecke <text:s text:c="5"/>| 856872553 | Charl.muller@yahoo.com | Berlin <text:s text:c="6"/>| Germany <text:s text:c="5"/>|</text:p>
      <text:p text:style-name="Standard">| <text:s text:c="9"/>5 | Julia <text:s text:c="4"/>| Stein <text:s text:c="3"/>| Female | 2 Wernerring <text:s text:c="9"/>| 672445058 | Js234@yahoo.com <text:s text:c="7"/>| Frankfurt <text:s text:c="3"/>| Germany <text:s text:c="5"/>|</text:p>
      <text:p text:style-name="Standard">| <text:s text:c="9"/>1 | Lerato <text:s text:c="3"/>| Mabitso <text:s/>| Male <text:s text:c="2"/>| 284 chaucer st <text:s text:c="7"/>| <text:s/>84789657 | john@gmail.com <text:s text:c="8"/>| Johannesburg | South Africa |</text:p>
      <text:p text:style-name="Standard">| <text:s text:c="9"/>3 | Leon <text:s text:c="5"/>| Glen <text:s text:c="4"/>| Male <text:s text:c="2"/>| 81 Everton Rd,Gillits | 820832830 | Leon@gmail.com <text:s text:c="8"/>| Durban <text:s text:c="6"/>| South Africa |</text:p>
      <text:p text:style-name="Standard">+------------+-----------+----------+--------+-----------------------+-----------+------------------------+--------------+--------------+</text:p>
      <text:p text:style-name="Standard">4 rows in set (0.01 sec)</text:p>
      <text:p text:style-name="Standard"/>
      <text:p text:style-name="Standard">mysql&gt; SELECT * FROM Products WHERE BuyPrice BETWEEN 100 AND 600;</text:p>
      <text:p text:style-name="Standard">+-----------+-------------------------+-----------------------------------------------------------------------------+----------+</text:p>
      <text:p text:style-name="Standard">| ProductId | ProductName <text:s text:c="12"/>| Description <text:s text:c="64"/>| BuyPrice |</text:p>
      <text:p text:style-name="Standard">+-----------+-------------------------+-----------------------------------------------------------------------------+----------+</text:p>
      <text:p text:style-name="Standard">| <text:s text:c="8"/>1 | Harley Davidson Chopper | This replica features working kickstand, front suspension, gear-shift lever | <text:s text:c="5"/>151 |</text:p>
      <text:p text:style-name="Standard">| <text:s text:c="8"/>2 | Classic Car <text:s text:c="12"/>| Turnable front wheels, steering function <text:s text:c="35"/>| <text:s text:c="5"/>551 |</text:p>
      <text:p text:style-name="Standard">+-----------+-------------------------+-----------------------------------------------------------------------------+----------+</text:p>
      <text:p text:style-name="Standard">2 rows in set (0.01 sec)</text:p>
      <text:p text:style-name="Standard"/>
      <text:p text:style-name="Standard">mysql&gt; SELECT * FROM Customers WHERE city = 'Germany' OR city = 'Berlin';</text:p>
      <text:p text:style-name="Standard">+------------+-----------+----------+--------+------------------+-----------+------------------------+--------+---------+</text:p>
      <text:p text:style-name="Standard">| CustomerID | FirstName | LastName | Gender | Address <text:s text:c="9"/>| Phone <text:s text:c="4"/>| Email <text:s text:c="17"/>| City <text:s text:c="2"/>| Country |</text:p>
      <text:p text:style-name="Standard">+------------+-----------+----------+--------+------------------+-----------+------------------------+--------+---------+</text:p>
      <text:p text:style-name="Standard">| <text:s text:c="9"/>4 | Charl <text:s text:c="4"/>| Muller <text:s text:c="2"/>| Male <text:s text:c="2"/>| 290A Dorset Ecke | 856872553 | Charl.muller@yahoo.com | Berlin | Germany |</text:p>
      <text:p text:style-name="Standard">+------------+-----------+----------+--------+------------------+-----------+------------------------+--------+---------+</text:p>
      <text:p text:style-name="Standard">1 row in set (0.02 sec)</text:p>
      <text:p text:style-name="Standard"/>
      <text:p text:style-name="Standard">mysql&gt; SELECT * FROM Customers WHERE city = 'cape town' OR city = 'durban';</text:p>
      <text:p text:style-name="Standard">+------------+-----------+----------+--------+-----------------------+-----------+----------------+--------+--------------+</text:p>
      <text:p text:style-name="Standard">| CustomerID | FirstName | LastName | Gender | Address <text:s text:c="14"/>| Phone <text:s text:c="4"/>| Email <text:s text:c="9"/>| City <text:s text:c="2"/>| Country <text:s text:c="5"/>|</text:p>
      <text:p text:style-name="Standard"><text:soft-page-break/>+------------+-----------+----------+--------+-----------------------+-----------+----------------+--------+--------------+</text:p>
      <text:p text:style-name="Standard">| <text:s text:c="9"/>3 | Leon <text:s text:c="5"/>| Glen <text:s text:c="4"/>| Male <text:s text:c="2"/>| 81 Everton Rd,Gillits | 820832830 | Leon@gmail.com | Durban | South Africa |</text:p>
      <text:p text:style-name="Standard">+------------+-----------+----------+--------+-----------------------+-----------+----------------+--------+--------------+</text:p>
      <text:p text:style-name="Standard">1 row in set (0.00 sec)</text:p>
      <text:p text:style-name="Standard"/>
      <text:p text:style-name="Standard">mysql&gt; SELECT * FROM Products WHERE BuyPrice&gt;500;</text:p>
      <text:p text:style-name="Standard">+-----------+-------------+------------------------------------------+----------+</text:p>
      <text:p text:style-name="Standard">| ProductId | ProductName | Description <text:s text:c="29"/>| BuyPrice |</text:p>
      <text:p text:style-name="Standard">+-----------+-------------+------------------------------------------+----------+</text:p>
      <text:p text:style-name="Standard">| <text:s text:c="8"/>2 | Classic Car | Turnable front wheels, steering function | <text:s text:c="5"/>551 |</text:p>
      <text:p text:style-name="Standard">| <text:s text:c="8"/>3 | Sports car <text:s/>| Turnable front wheels, steering function | <text:s text:c="5"/>701 |</text:p>
      <text:p text:style-name="Standard">+-----------+-------------+------------------------------------------+----------+</text:p>
      <text:p text:style-name="Standard">2 rows in set (0.00 sec)</text:p>
      <text:p text:style-name="Standard"/>
      <text:p text:style-name="Standard">mysql&gt; SELECT SUM(amount) FROM Payments;</text:p>
      <text:p text:style-name="Standard">+-------------+</text:p>
      <text:p text:style-name="Standard">| SUM(amount) |</text:p>
      <text:p text:style-name="Standard">+-------------+</text:p>
      <text:p text:style-name="Standard">| <text:s text:c="8"/>351 |</text:p>
      <text:p text:style-name="Standard">+-------------+</text:p>
      <text:p text:style-name="Standard">1 row in set (0.01 sec)</text:p>
      <text:p text:style-name="Standard"/>
      <text:p text:style-name="Standard">mysql&gt; SELECT COUNT(status) FROM Orders WHERE status = 'shipped';</text:p>
      <text:p text:style-name="Standard">+---------------+</text:p>
      <text:p text:style-name="Standard">| COUNT(status) |</text:p>
      <text:p text:style-name="Standard">+---------------+</text:p>
      <text:p text:style-name="Standard">| <text:s text:c="12"/>1 |</text:p>
      <text:p text:style-name="Standard">+---------------+</text:p>
      <text:p text:style-name="Standard">1 row in set (0.00 sec)</text:p>
      <text:p text:style-name="Standard"/>
      <text:p text:style-name="Standard">mysql&gt; SELECT AVG(BuyPrice) FROM Products;</text:p>
      <text:p text:style-name="Standard">+---------------+</text:p>
      <text:p text:style-name="Standard">| AVG(BuyPrice) |</text:p>
      <text:p text:style-name="Standard">+---------------+</text:p>
      <text:p text:style-name="Standard">| <text:s text:c="5"/>467.6667 |</text:p>
      <text:p text:style-name="Standard">+---------------+</text:p>
      <text:p text:style-name="Standard">1 row in set (0.00 sec)</text:p>
      <text:p text:style-name="Standard"/>
      <text:p text:style-name="Standard">mysql&gt; <text:s/>SELECT * FROM Payments INNER JOIN Customers;</text:p>
      <text:p text:style-name="Standard">+------------+---------------------+--------+------------+-----------+----------+--------+-----------------------+-----------+------------------------+--------------+--------------+</text:p>
      <text:p text:style-name="Standard">| CustomerID | PaymentDate <text:s text:c="8"/>| Amount | CustomerID | FirstName | LastName | Gender | Address <text:s text:c="14"/>| Phone <text:s text:c="4"/>| Email <text:s text:c="17"/>| City <text:s text:c="8"/>| Country <text:s text:c="5"/>|</text:p>
      <text:p text:style-name="Standard">+------------+---------------------+--------+------------+-----------+----------+--------+-----------------------+-----------+------------------------+--------------+--------------+</text:p>
      <text:p text:style-name="Standard">| <text:s text:c="9"/>1 | 2018-01-09 00:00:00 | <text:s text:c="3"/>100 | <text:s text:c="9"/>1 | Lerato <text:s text:c="3"/>| Mabitso <text:s/>| Male <text:s text:c="2"/>| 284 chaucer st <text:s text:c="7"/>| <text:s/>84789657 | john@gmail.com <text:s text:c="8"/>| Johannesburg | South Africa |</text:p>
      <text:p text:style-name="Standard">| <text:s text:c="9"/>2 | 2018-01-09 00:00:00 | <text:s text:c="3"/>251 | <text:s text:c="9"/>1 | Lerato <text:s text:c="3"/>| Mabitso <text:s/>| Male <text:s text:c="2"/>| 284 chaucer st <text:s text:c="7"/>| <text:s/>84789657 | john@gmail.com <text:s text:c="8"/>| Johannesburg | South Africa |</text:p>
      <text:p text:style-name="Standard"><text:soft-page-break/>| <text:s text:c="9"/>1 | 2018-01-09 00:00:00 | <text:s text:c="3"/>100 | <text:s text:c="9"/>3 | Leon <text:s text:c="5"/>| Glen <text:s text:c="4"/>| Male <text:s text:c="2"/>| 81 Everton Rd,Gillits | 820832830 | Leon@gmail.com <text:s text:c="8"/>| Durban <text:s text:c="6"/>| South Africa |</text:p>
      <text:p text:style-name="Standard">| <text:s text:c="9"/>2 | 2018-01-09 00:00:00 | <text:s text:c="3"/>251 | <text:s text:c="9"/>3 | Leon <text:s text:c="5"/>| Glen <text:s text:c="4"/>| Male <text:s text:c="2"/>| 81 Everton Rd,Gillits | 820832830 | Leon@gmail.com <text:s text:c="8"/>| Durban <text:s text:c="6"/>| South Africa |</text:p>
      <text:p text:style-name="Standard">| <text:s text:c="9"/>1 | 2018-01-09 00:00:00 | <text:s text:c="3"/>100 | <text:s text:c="9"/>4 | Charl <text:s text:c="4"/>| Muller <text:s text:c="2"/>| Male <text:s text:c="2"/>| 290A Dorset Ecke <text:s text:c="5"/>| 856872553 | Charl.muller@yahoo.com | Berlin <text:s text:c="6"/>| Germany <text:s text:c="5"/>|</text:p>
      <text:p text:style-name="Standard">| <text:s text:c="9"/>2 | 2018-01-09 00:00:00 | <text:s text:c="3"/>251 | <text:s text:c="9"/>4 | Charl <text:s text:c="4"/>| Muller <text:s text:c="2"/>| Male <text:s text:c="2"/>| 290A Dorset Ecke <text:s text:c="5"/>| 856872553 | Charl.muller@yahoo.com | Berlin <text:s text:c="6"/>| Germany <text:s text:c="5"/>|</text:p>
      <text:p text:style-name="Standard">| <text:s text:c="9"/>1 | 2018-01-09 00:00:00 | <text:s text:c="3"/>100 | <text:s text:c="9"/>5 | Julia <text:s text:c="4"/>| Stein <text:s text:c="3"/>| Female | 2 Wernerring <text:s text:c="9"/>| 672445058 | Js234@yahoo.com <text:s text:c="7"/>| Frankfurt <text:s text:c="3"/>| Germany <text:s text:c="5"/>|</text:p>
      <text:p text:style-name="Standard">| <text:s text:c="9"/>2 | 2018-01-09 00:00:00 | <text:s text:c="3"/>251 | <text:s text:c="9"/>5 | Julia <text:s text:c="4"/>| Stein <text:s text:c="3"/>| Female | 2 Wernerring <text:s text:c="9"/>| 672445058 | Js234@yahoo.com <text:s text:c="7"/>| Frankfurt <text:s text:c="3"/>| Germany <text:s text:c="5"/>|</text:p>
      <text:p text:style-name="Standard">+------------+---------------------+--------+------------+-----------+----------+--------+-----------------------+-----------+------------------------+--------------+--------------+</text:p>
      <text:p text:style-name="Standard">8 rows in set (0.03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4:28:53.600989736</meta:creation-date>
    <dc:date>2019-06-13T14:51:27.198594560</dc:date>
    <meta:editing-duration>PT2M2S</meta:editing-duration>
    <meta:editing-cycles>1</meta:editing-cycles>
    <meta:document-statistic meta:table-count="0" meta:image-count="0" meta:object-count="0" meta:page-count="6" meta:paragraph-count="186" meta:word-count="1644" meta:character-count="12817" meta:non-whitespace-character-count="9883"/>
    <meta:generator>LibreOffice/6.0.7.3$Linux_X86_64 LibreOffice_project/00m0$Build-3</meta:generator>
  </office:meta>
</office:document-meta>
</file>